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 table:style-name="ce25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 table:style-name="ce25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 table:style-name="ce25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 table:style-name="ce25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Jeddah Veterinary Clinic</text:p>
          </table:table-cell>
          <table:table-cell table:style-name="ce25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Sugarloaf</text:p>
          </table:table-cell>
          <table:table-cell table:style-name="ce25" office:value-type="string">
            <text:p>Thx to Gofran Kurdi via Facebook, [http://www.openstreetmap.org/node/3324645783]</text:p>
          </table:table-cell>
          <table:table-cell table:style-name="ce29" office:value-type="float" office:value="21.161027777777775">
            <text:p>21.1610278</text:p>
          </table:table-cell>
          <table:table-cell table:style-name="ce29" office:value-type="float" office:value="39.957">
            <text:p>39.9570000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style-name="ce25" office:value-type="string">
            <text:p>Ajlan Frame Shop</text:p>
          </table:table-cell>
          <table:table-cell table:style-name="ce25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5" office:value-type="float" office:value="738">
            <text:p>738</text:p>
          </table:table-cell>
        </table:table-row>
        <table:table-row table:style-name="ro2">
          <table:table-cell table:style-name="ce25" office:value-type="string">
            <text:p>aDawliah</text:p>
          </table:table-cell>
          <table:table-cell table:style-name="ce25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3];[Styles.A$1:.C$400];2)" office:value-type="string">
            <text:p>Music shop</text:p>
          </table:table-cell>
          <table:table-cell table:style-name="ce25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Art shop</text:p>
          </table:table-cell>
          <table:table-cell table:style-name="ce25" office:value-type="string">
            <text:p>museum_art</text:p>
          </table:table-cell>
          <table:table-cell table:style-name="ce25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Music shop</text:p>
          </table:table-cell>
          <table:table-cell table:style-name="ce25" office:value-type="string">
            <text:p>music_rock</text:p>
          </table:table-cell>
          <table:table-cell table:style-name="ce25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1.1610278</text:p>
          </table:table-cell>
          <table:table-cell table:style-name="ce29" table:formula="oooc:=[.A9]+[.B9]/60+[.C9]/3600" office:value-type="string">
            <text:p>39.957000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39.7">
            <text:p>39.7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57">
            <text:p>57</text:p>
          </table:table-cell>
          <table:table-cell table:style-name="ce25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